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0.75cm" fo:min-width="0.5cm" fo:wrap-option="wrap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0.75cm" fo:min-width="0.5cm" fo:wrap-option="wrap" style:writing-mode="lr-tb" loext:decorative="false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="none" draw:fill-color="#ffffff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loext:graphic-properties draw:fill-color="#b4c7dc"/>
      <style:paragraph-properties fo:text-align="center" style:writing-mode="lr-tb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cm" svg:height="1cm" svg:x="2.2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2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2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25cm" svg:y="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5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cm" svg:height="0.75cm" svg:x="3.25cm" svg:y="7cm">
          <draw:text-box>
            <text:p><text:span text:style-name="T1">f1</text:span></text:p>
          </draw:text-box>
        </draw:frame>
        <draw:frame draw:style-name="gr3" draw:text-style-name="P2" draw:layer="layout" svg:width="1cm" svg:height="0.683cm" svg:x="8cm" svg:y="7cm">
          <draw:text-box>
            <text:p><text:span text:style-name="T1">f2</text:span></text:p>
          </draw:text-box>
        </draw:frame>
        <draw:custom-shape draw:style-name="gr4" draw:text-style-name="P4" draw:layer="layout" svg:width="1cm" svg:height="1cm" svg:x="2.25cm" svg:y="10.2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3.25cm" svg:y="10.25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4.25cm" svg:y="10.25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3.25cm" svg:y="11.2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3.25cm" svg:y="9.25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7cm" svg:y="10.25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8cm" svg:y="10.25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9cm" svg:y="10.25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8cm" svg:y="11.2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8cm" svg:y="9.2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8cm" svg:y="12.25cm">
          <text:p text:style-name="P3">6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cm" svg:height="0.75cm" svg:x="3.25cm" svg:y="14cm">
          <draw:text-box>
            <text:p><text:span text:style-name="T1">f1</text:span></text:p>
          </draw:text-box>
        </draw:frame>
        <draw:frame draw:style-name="gr3" draw:text-style-name="P2" draw:layer="layout" svg:width="1cm" svg:height="0.683cm" svg:x="8cm" svg:y="14cm">
          <draw:text-box>
            <text:p><text:span text:style-name="T1">f2</text:span></text:p>
          </draw:text-box>
        </draw:frame>
        <draw:custom-shape draw:style-name="gr1" draw:text-style-name="P1" draw:layer="layout" svg:width="1cm" svg:height="1cm" draw:transform="rotate (1.5707963267949) translate (12.75cm 5.2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draw:transform="rotate (1.5707963267949) translate (12.75cm 4.2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draw:transform="rotate (1.5707963267949) translate (12.75cm 3.2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draw:transform="rotate (1.5707963267949) translate (13.75cm 4.2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draw:transform="rotate (1.5707963267949) translate (11.75cm 4.2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draw:transform="rotate (1.5707963267949) translate (14.75cm 4.25cm)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cm" svg:height="0.683cm" svg:x="13.25cm" svg:y="7cm">
          <draw:text-box>
            <text:p><text:span text:style-name="T1">f3</text:span></text:p>
          </draw:text-box>
        </draw:frame>
        <draw:custom-shape draw:style-name="gr4" draw:text-style-name="P4" draw:layer="layout" svg:width="1cm" svg:height="1cm" svg:x="12.2cm" svg:y="11.75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2.2cm" svg:y="10.75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2.2cm" svg:y="9.75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3.2cm" svg:y="10.7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1.2cm" svg:y="10.7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4.2cm" svg:y="10.75cm">
          <text:p text:style-name="P3">6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cm" svg:height="0.683cm" svg:x="12.7cm" svg:y="14cm">
          <draw:text-box>
            <text:p><text:span text:style-name="T1">f3</text:span></text:p>
          </draw:text-box>
        </draw:frame>
        <draw:custom-shape draw:style-name="gr1" draw:text-style-name="P1" draw:layer="layout" svg:width="1cm" svg:height="1cm" draw:transform="rotate (1.5707963267949) translate (3.25cm 19.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draw:transform="rotate (1.5707963267949) translate (3.25cm 18.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draw:transform="rotate (1.5707963267949) translate (3.25cm 17.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draw:transform="rotate (1.5707963267949) translate (4.25cm 18.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draw:transform="rotate (1.5707963267949) translate (2.25cm 18.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draw:transform="rotate (1.5707963267949) translate (5.25cm 18.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draw:transform="rotate (1.5707963267949) translate (4.25cm 17.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draw:transform="rotate (1.5707963267949) translate (4.25cm 19.5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Lorenzo Antonio Pérez Carballo</meta:initial-creator>
    <meta:creation-date>2024-12-05T10:26:12.061000000</meta:creation-date>
    <dc:date>2024-12-08T16:39:23.172000000</dc:date>
    <dc:creator>Lorenzo Antonio Pérez Carballo</dc:creator>
    <meta:editing-duration>PT32M6S</meta:editing-duration>
    <meta:editing-cycles>3</meta:editing-cycles>
    <meta:generator>LibreOffice/24.8.3.2$Windows_X86_64 LibreOffice_project/48a6bac9e7e268aeb4c3483fcf825c94556d9f92</meta:generator>
    <meta:document-statistic meta:object-count="48"/>
  </office:meta>
</office:document-meta>
</file>